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a7da" officeooo:paragraph-rsid="000ea7d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ene of Interest</text:p>
      <text:p text:style-name="P1">FLS2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in Rigby</meta:initial-creator>
    <meta:creation-date>2018-03-08T13:22:54.186133190</meta:creation-date>
    <dc:date>2018-03-08T13:26:07.406925124</dc:date>
    <dc:creator>Justin Rigby</dc:creator>
    <meta:editing-duration>PT3M13S</meta:editing-duration>
    <meta:editing-cycles>1</meta:editing-cycles>
    <meta:document-statistic meta:table-count="0" meta:image-count="0" meta:object-count="0" meta:page-count="1" meta:paragraph-count="2" meta:word-count="4" meta:character-count="20" meta:non-whitespace-character-count="18"/>
    <meta:generator>LibreOffice/5.1.6.2$Linux_X86_64 LibreOffice_project/10m0$Build-2</meta:generator>
  </office:meta>
</office:document-meta>
</file>